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182077B935446528.png" manifest:media-type="image/png"/>
  <manifest:file-entry manifest:full-path="Pictures/1000020100000168000002D061143ABA7899EB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35cm" fo:min-width="7.1cm"/>
    </style:style>
    <style:style style:name="gr2" style:family="graphic" style:parent-style-name="standard">
      <style:graphic-properties draw:textarea-horizontal-align="justify" draw:textarea-vertical-align="middle" draw:auto-grow-height="false" fo:min-height="5.9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3.4cm"/>
    </style:style>
    <style:style style:name="gr4" style:family="graphic" style:parent-style-name="objectwithoutfill">
      <style:graphic-properties svg:stroke-width="0.3cm" draw:marker-start-width="0.65cm" draw:marker-end="" draw:marker-end-width="0.75cm" draw:fill="solid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draw:stroke="dash" draw:stroke-dash="Dot" svg:stroke-width="0.3cm" draw:marker-start-width="0.65cm" draw:marker-end="" draw:marker-end-width="0.75cm" draw:fill="solid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draw:stroke="dash" draw:stroke-dash="Dot" svg:stroke-width="0.2cm" draw:marker-start-width="0.5cm" draw:marker-end="" draw:marker-end-width="0.6cm" draw:fill="solid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4.35cm" fo:min-width="9cm"/>
      <style:paragraph-properties style:writing-mode="lr-tb"/>
    </style:style>
    <style:style style:name="gr11" style:family="graphic" style:parent-style-name="objectwithoutfill">
      <style:graphic-properties draw:stroke="solid" draw:stroke-dash="Dot" svg:stroke-width="0.3cm" svg:stroke-color="#ff0000" draw:marker-start="Small_20_Arrow" draw:marker-start-width="0.65cm" draw:marker-end="Small_20_Arrow" draw:marker-end-width="0.75cm" draw:fill="solid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3.4cm"/>
      <style:paragraph-properties style:writing-mode="lr-tb"/>
    </style:style>
    <style:style style:name="gr13" style:family="graphic" style:parent-style-name="objectwithoutfill">
      <style:graphic-properties svg:stroke-width="0.3cm" svg:stroke-color="#ff0000" draw:marker-start="Small_20_Arrow" draw:marker-start-width="0.65cm" draw:marker-end="Small_20_Arrow" draw:marker-end-width="0.75cm" draw:fill="solid" draw:textarea-vertical-align="middle" fo:padding-top="0.275cm" fo:padding-bottom="0.275cm" fo:padding-left="0.4cm" fo:padding-right="0.4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objectwithoutfill">
      <style:graphic-properties draw:stroke="dash" draw:stroke-dash="Dot" svg:stroke-width="0.3cm" svg:stroke-color="#ff0000" draw:marker-start="Small_20_Arrow" draw:marker-start-width="0.65cm" draw:marker-end="Small_20_Arrow" draw:marker-end-width="0.75cm" draw:fill="solid" draw:textarea-vertical-align="middle" fo:padding-top="0.275cm" fo:padding-bottom="0.275cm" fo:padding-left="0.4cm" fo:padding-right="0.4cm"/>
    </style:style>
    <style:style style:name="gr17" style:family="graphic" style:parent-style-name="objectwithoutfill">
      <style:graphic-properties svg:stroke-width="0.1cm" draw:marker-start="Small_20_Arrow" draw:marker-start-width="0.35cm" draw:marker-end="Small_20_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bold" style:letter-kerning="true" style:font-name-asian="Liberation Sans2" style:font-size-asian="44pt" style:font-style-asian="normal" style:font-weight-asian="bold" style:font-name-complex="Liberation Sans2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7.6cm" svg:height="4.6cm" svg:x="3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8cm" svg:height="6.2cm" svg:x="1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3.9cm" svg:height="2.2cm" svg:x="18.3cm" svg:y="10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3.9cm" svg:y1="6.8cm" svg:x2="20.25cm" svg:y2="10cm" draw:start-shape="id1" draw:start-glue-point="2" draw:end-shape="id2" draw:end-glue-point="0" svg:d="M13900 6800c0 2400 6350 800 6350 3200" svg:viewBox="0 0 6351 3201">
          <text:p/>
        </draw:connector>
        <draw:connector draw:style-name="gr5" draw:text-style-name="P2" draw:layer="layout" draw:type="curve" svg:x1="6.8cm" svg:y1="9.6cm" svg:x2="13.9cm" svg:y2="6.8cm" draw:start-shape="id3" draw:start-glue-point="0" draw:end-shape="id1" draw:end-glue-point="2" svg:d="M6800 9600c0-2100 7100-700 7100-2800" svg:viewBox="0 0 7101 2801">
          <text:p/>
        </draw:connector>
        <draw:connector draw:style-name="gr6" draw:text-style-name="P2" draw:layer="layout" draw:type="curve" svg:x1="10.6cm" svg:y1="11.9cm" svg:x2="18.3cm" svg:y2="11.1cm" draw:start-shape="id3" draw:start-glue-point="1" draw:end-shape="id2" draw:end-glue-point="3" svg:d="M10600 11900c5775 0 1925-800 7700-800" svg:viewBox="0 0 7701 801">
          <text:p/>
        </draw:connector>
        <draw:connector draw:style-name="gr7" draw:text-style-name="P2" draw:layer="layout" draw:type="curve" svg:x1="15.8cm" svg:y1="3.7cm" svg:x2="22.2cm" svg:y2="11.1cm" draw:start-shape="id1" draw:start-glue-point="1" draw:end-shape="id2" draw:end-glue-point="1" svg:d="M15800 3700c10351 0 7151 7400 6400 7400" svg:viewBox="0 0 7458 7401">
          <text:p/>
        </draw:connector>
        <draw:frame draw:style-name="gr8" draw:text-style-name="P3" draw:layer="layout" svg:width="1.936cm" svg:height="3.872cm" svg:x="0.264cm" svg:y="9.928cm">
          <draw:image xlink:href="Pictures/1000020100000168000002D061143ABA7899EB3C.png" xlink:type="simple" xlink:show="embed" xlink:actuate="onLoad" loext:mime-type="image/png">
            <text:p/>
          </draw:image>
        </draw:frame>
        <draw:frame draw:style-name="gr8" draw:text-style-name="P3" draw:layer="layout" svg:width="1.136cm" svg:height="2.272cm" svg:x="23.464cm" svg:y="9.928cm">
          <draw:image xlink:href="Pictures/1000020100000168000002D061143ABA7899EB3C.png" xlink:type="simple" xlink:show="embed" xlink:actuate="onLoad" loext:mime-type="image/png">
            <text:p/>
          </draw:image>
        </draw:frame>
        <draw:frame draw:style-name="gr8" draw:text-style-name="P3" draw:layer="layout" svg:width="3cm" svg:height="5cm" svg:x="12.4cm" svg:y="1.2cm">
          <draw:image xlink:href="Pictures/10000201000000E1000000E1182077B935446528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0" draw:text-style-name="P5" xml:id="id4" draw:id="id4" draw:layer="layout" svg:width="9.5cm" svg:height="4.6cm" svg:x="2.9cm" svg:y="9.6cm">
          <text:p text:style-name="P5"><text:span text:style-name="T1">Stand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8cm" svg:height="6.2cm" svg:x="1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draw:type="curve" svg:x1="7.65cm" svg:y1="9.6cm" svg:x2="13.9cm" svg:y2="6.8cm" draw:start-shape="id4" draw:start-glue-point="0" draw:end-shape="id5" draw:end-glue-point="2" svg:d="M7650 9600c0-2100 6250-700 6250-2800" svg:viewBox="0 0 6251 2801">
          <text:p/>
        </draw:connector>
        <draw:frame draw:style-name="gr8" draw:text-style-name="P3" draw:layer="layout" svg:width="1.936cm" svg:height="3.872cm" svg:x="0.264cm" svg:y="9.928cm">
          <draw:image xlink:href="Pictures/1000020100000168000002D061143ABA7899EB3C.png" xlink:type="simple" xlink:show="embed" xlink:actuate="onLoad" loext:mime-type="image/png">
            <text:p/>
          </draw:image>
        </draw:frame>
        <draw:frame draw:style-name="gr8" draw:text-style-name="P3" draw:layer="layout" svg:width="3cm" svg:height="5cm" svg:x="12.4cm" svg:y="1.2cm">
          <draw:image xlink:href="Pictures/10000201000000E1000000E1182077B935446528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" draw:text-style-name="P1" xml:id="id6" draw:id="id6" draw:layer="layout" svg:width="3.8cm" svg:height="6.2cm" svg:x="1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7" draw:id="id7" draw:layer="layout" svg:width="3.9cm" svg:height="2.2cm" svg:x="18.3cm" svg:y="10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3.9cm" svg:y1="6.8cm" svg:x2="20.25cm" svg:y2="10cm" draw:start-shape="id6" draw:start-glue-point="2" draw:end-shape="id7" draw:end-glue-point="0" svg:d="M13900 6800c0 2400 6350 800 6350 3200" svg:viewBox="0 0 6351 3201">
          <text:p/>
        </draw:connector>
        <draw:connector draw:style-name="gr6" draw:text-style-name="P2" draw:layer="layout" draw:type="curve" svg:x1="12.4cm" svg:y1="11.9cm" svg:x2="18.3cm" svg:y2="11.1cm" draw:start-shape="id8" draw:start-glue-point="1" draw:end-shape="id7" draw:end-glue-point="3" svg:d="M12400 11900c4425 0 1475-800 5900-800" svg:viewBox="0 0 5901 801">
          <text:p/>
        </draw:connector>
        <draw:frame draw:style-name="gr8" draw:text-style-name="P3" draw:layer="layout" svg:width="1.136cm" svg:height="2.272cm" svg:x="23.464cm" svg:y="9.928cm">
          <draw:image xlink:href="Pictures/1000020100000168000002D061143ABA7899EB3C.png" xlink:type="simple" xlink:show="embed" xlink:actuate="onLoad" loext:mime-type="image/png">
            <text:p/>
          </draw:image>
        </draw:frame>
        <draw:frame draw:style-name="gr14" draw:text-style-name="P7" draw:layer="layout" svg:width="3.8cm" svg:height="1.673cm" svg:x="13.7cm" svg:y="12.527cm">
          <draw:text-box>
            <text:p text:style-name="P6"><text:span text:style-name="T2">===</text:span><text:span text:style-name="T3">=</text:span></text:p>
          </draw:text-box>
        </draw:frame>
        <draw:frame draw:style-name="gr8" draw:text-style-name="P3" draw:layer="layout" svg:width="3cm" svg:height="5cm" svg:x="12.4cm" svg:y="1.2cm">
          <draw:image xlink:href="Pictures/10000201000000E1000000E1182077B935446528.png" xlink:type="simple" xlink:show="embed" xlink:actuate="onLoad" loext:mime-type="image/png">
            <text:p/>
          </draw:image>
        </draw:frame>
        <draw:custom-shape draw:style-name="gr10" draw:text-style-name="P5" xml:id="id8" draw:id="id8" draw:layer="layout" svg:width="9.5cm" svg:height="4.6cm" svg:x="2.9cm" svg:y="9.6cm">
          <text:p text:style-name="P5"><text:span text:style-name="T1">Mi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" draw:text-style-name="P1" draw:layer="layout" svg:width="3.8cm" svg:height="6.2cm" svg:x="1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10" draw:id="id10" draw:layer="layout" svg:width="3.9cm" svg:height="2.2cm" svg:x="18.3cm" svg:y="10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12.4cm" svg:y1="11.9cm" svg:x2="18.3cm" svg:y2="11.1cm" draw:start-shape="id9" draw:start-glue-point="1" draw:end-shape="id10" draw:end-glue-point="3" svg:d="M12400 11900c4425 0 1475-800 5900-800" svg:viewBox="0 0 5901 801">
          <text:p/>
        </draw:connector>
        <draw:frame draw:style-name="gr8" draw:text-style-name="P3" draw:layer="layout" svg:width="3cm" svg:height="5cm" svg:x="12.4cm" svg:y="1.2cm">
          <draw:image xlink:href="Pictures/10000201000000E1000000E1182077B935446528.png" xlink:type="simple" xlink:show="embed" xlink:actuate="onLoad" loext:mime-type="image/png">
            <text:p/>
          </draw:image>
        </draw:frame>
        <draw:frame draw:style-name="gr8" draw:text-style-name="P3" draw:layer="layout" svg:width="1.136cm" svg:height="2.272cm" svg:x="23.464cm" svg:y="9.928cm">
          <draw:image xlink:href="Pictures/1000020100000168000002D061143ABA7899EB3C.png" xlink:type="simple" xlink:show="embed" xlink:actuate="onLoad" loext:mime-type="image/png">
            <text:p/>
          </draw:image>
        </draw:frame>
        <draw:connector draw:style-name="gr13" draw:text-style-name="P2" draw:layer="layout" draw:type="curve" svg:x1="13.9cm" svg:y1="6.8cm" svg:x2="20.25cm" svg:y2="10cm" svg:d="M13900 6800c0 2400 6350 800 6350 3200" svg:viewBox="0 0 6351 3201">
          <text:p/>
        </draw:connector>
        <draw:custom-shape draw:style-name="gr10" draw:text-style-name="P5" xml:id="id9" draw:id="id9" draw:layer="layout" svg:width="9.5cm" svg:height="4.6cm" svg:x="2.9cm" svg:y="9.6cm">
          <text:p text:style-name="P5"><text:span text:style-name="T1">Master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8cm" svg:height="1.673cm" svg:x="13.7cm" svg:y="12.528cm">
          <draw:text-box>
            <text:p text:style-name="P6"><text:span text:style-name="T2">==&gt;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2" draw:text-style-name="P1" xml:id="id12" draw:id="id12" draw:layer="layout" svg:width="3.8cm" svg:height="6.2cm" svg:x="1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" draw:id="id13" draw:layer="layout" svg:width="3.9cm" svg:height="2.2cm" svg:x="18.3cm" svg:y="10cm">
          <text:p><text:span text:style-name="T3"/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curve" svg:x1="7.65cm" svg:y1="9.6cm" svg:x2="13.9cm" svg:y2="6.8cm" draw:start-shape="id11" draw:start-glue-point="0" draw:end-shape="id12" draw:end-glue-point="2" svg:d="M7650 9600c0-2100 6250-700 6250-2800" svg:viewBox="0 0 6251 2801">
          <text:p/>
        </draw:connector>
        <draw:connector draw:style-name="gr6" draw:text-style-name="P2" draw:layer="layout" draw:type="curve" svg:x1="12.4cm" svg:y1="11.9cm" svg:x2="18.3cm" svg:y2="11.1cm" draw:start-shape="id11" draw:start-glue-point="1" draw:end-shape="id13" draw:end-glue-point="3" svg:d="M12400 11900c4425 0 1475-800 5900-800" svg:viewBox="0 0 5901 801">
          <text:p/>
        </draw:connector>
        <draw:connector draw:style-name="gr17" draw:text-style-name="P2" draw:layer="layout" draw:type="curve" svg:x1="15.8cm" svg:y1="3.7cm" svg:x2="22.2cm" svg:y2="11.1cm" draw:start-shape="id12" draw:start-glue-point="1" draw:end-shape="id13" draw:end-glue-point="1" svg:d="M15800 3700c10351 0 7151 7400 6400 7400" svg:viewBox="0 0 7458 7401">
          <text:p/>
        </draw:connector>
        <draw:frame draw:style-name="gr8" draw:text-style-name="P3" draw:layer="layout" svg:width="1.936cm" svg:height="3.872cm" svg:x="0.264cm" svg:y="9.928cm">
          <draw:image xlink:href="Pictures/1000020100000168000002D061143ABA7899EB3C.png" xlink:type="simple" xlink:show="embed" xlink:actuate="onLoad" loext:mime-type="image/png">
            <text:p/>
          </draw:image>
        </draw:frame>
        <draw:frame draw:style-name="gr18" draw:text-style-name="P7" draw:layer="layout" svg:width="6cm" svg:height="3.723cm" svg:x="21.4cm" svg:y="3.001cm">
          <draw:text-box>
            <text:p text:style-name="P6"><text:span text:style-name="T4">6</text:span><text:span text:style-name="T5">°</text:span><text:span text:style-name="T4"> / </text:span><text:span text:style-name="T4">30</text:span><text:span text:style-name="T5">°</text:span><text:span text:style-name="T2"> </text:span></text:p>
          </draw:text-box>
        </draw:frame>
        <draw:frame draw:style-name="gr8" draw:text-style-name="P3" draw:layer="layout" svg:width="3cm" svg:height="5cm" svg:x="12.4cm" svg:y="1.2cm">
          <draw:image xlink:href="Pictures/10000201000000E1000000E1182077B935446528.png" xlink:type="simple" xlink:show="embed" xlink:actuate="onLoad" loext:mime-type="image/png">
            <text:p/>
          </draw:image>
        </draw:frame>
        <draw:custom-shape draw:style-name="gr10" draw:text-style-name="P5" xml:id="id11" draw:id="id11" draw:layer="layout" svg:width="9.5cm" svg:height="4.6cm" svg:x="2.9cm" svg:y="9.6cm">
          <text:p text:style-name="P5"><text:span text:style-name="T1">Local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8cm" svg:height="1.673cm" svg:x="13.7cm" svg:y="12.529cm">
          <draw:text-box>
            <text:p text:style-name="P6"><text:span text:style-name="T2">==&gt;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5:16:00.101576016</meta:creation-date>
    <dc:date>2021-06-30T09:52:08.976277808</dc:date>
    <meta:editing-duration>PT5H12M17S</meta:editing-duration>
    <meta:editing-cycles>6</meta:editing-cycles>
    <meta:generator>LibreOffice/6.4.7.2$Linux_X86_64 LibreOffice_project/40$Build-2</meta:generator>
    <meta:document-statistic meta:object-count="72"/>
  </office:meta>
</office:document-meta>
</file>